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5dab4" style:font-size-asian="18pt" style:font-size-complex="18pt"/>
    </style:style>
    <style:style style:name="P2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3" style:family="paragraph" style:parent-style-name="Standard">
      <style:text-properties fo:font-size="18pt" officeooo:rsid="0015dab4" officeooo:paragraph-rsid="0022374f" style:font-size-asian="18pt" style:font-size-complex="18pt"/>
    </style:style>
    <style:style style:name="P4" style:family="paragraph" style:parent-style-name="Standard">
      <style:text-properties fo:font-size="18pt" fo:font-style="italic" fo:font-weight="bold" officeooo:rsid="0015dab4" officeooo:paragraph-rsid="0015dab4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fo:font-size="12pt" officeooo:rsid="0015dab4" officeooo:paragraph-rsid="0015dab4" style:font-size-asian="12pt" style:font-size-complex="12pt"/>
    </style:style>
    <style:style style:name="P8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9" style:family="paragraph" style:parent-style-name="Standard">
      <style:text-properties fo:font-size="12pt" officeooo:rsid="0015dab4" officeooo:paragraph-rsid="0022374f" style:font-size-asian="12pt" style:font-size-complex="12pt"/>
    </style:style>
    <style:style style:name="P10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5dab4" officeooo:paragraph-rsid="0022374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22374f" officeooo:paragraph-rsid="0022374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18pt" officeooo:rsid="0015dab4" officeooo:paragraph-rsid="0022374f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bb0e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officeooo:rsid="0017bb0e" style:font-size-asian="12pt"/>
    </style:style>
    <style:style style:name="T5" style:family="text">
      <style:text-properties officeooo:rsid="0017bb0e"/>
    </style:style>
    <style:style style:name="T6" style:family="text">
      <style:text-properties officeooo:rsid="001e5c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ordination initialisation de structure: </text:p>
      <text:p text:style-name="P1"/>
      <text:p text:style-name="P9">- <text:span text:style-name="T5">coordination__initialisation_structure</text:span></text:p>
      <text:p text:style-name="P9"><text:tab/>- <text:span text:style-name="T5">initialisation_par_default_structure</text:span></text:p>
      <text:p text:style-name="P9"><text:tab/>- recherche_specificateur</text:p>
      <text:p text:style-name="P9"><text:tab/>- <text:span text:style-name="T5">recherche</text:span>_drapeaux</text:p>
      <text:p text:style-name="P9"><text:tab/>- <text:span text:style-name="T5">recherche_valeur_espace_precision</text:span></text:p>
      <text:p text:style-name="P9"><text:tab/><text:tab/>- compter_pourcent_jusquau_specifi<text:span text:style-name="T6">cat</text:span>eur</text:p>
      <text:p text:style-name="P9"><text:tab/><text:tab/>- <text:span text:style-name="T5">recuperation_taille_champs</text:span></text:p>
      <text:p text:style-name="P9"><text:tab/><text:tab/>- compter_point_jusquau_specifi<text:span text:style-name="T6">cat</text:span>eur</text:p>
      <text:p text:style-name="P9"><text:tab/><text:tab/>- <text:span text:style-name="T5">recuperation_taille_precision</text:span></text:p>
      <text:p text:style-name="P3"><text:span text:style-name="T1"><text:tab/>- </text:span><text:span text:style-name="T2">coordination_distribution_sommaire…</text:span></text:p>
      <text:p text:style-name="P3"/>
      <text:p text:style-name="P4">Coordination de distribution sommaire:</text:p>
      <text:p text:style-name="P1"/>
      <text:p text:style-name="P9">- <text:span text:style-name="T5">coordination_distribution_sommaire</text:span></text:p>
      <text:p text:style-name="P9"><text:tab/>- <text:span text:style-name="T5">gestionnaire_caractere_avec_option</text:span>…</text:p>
      <text:p text:style-name="P9"><text:tab/>- <text:span text:style-name="T5">gestionnaire_chaine_avec_option</text:span>...</text:p>
      <text:p text:style-name="P9"><text:tab/>- <text:span text:style-name="T5">gestionnaire_adresse_avec_option...</text:span></text:p>
      <text:p text:style-name="P9"><text:tab/>- </text:p>
      <text:p text:style-name="P9"><text:tab/>- </text:p>
      <text:p text:style-name="P9"><text:tab/>- </text:p>
      <text:p text:style-name="P9"><text:tab/>- </text:p>
      <text:p text:style-name="P1"/>
      <text:p text:style-name="P6">Coordination de la gestion des option de %c:</text:p>
      <text:p text:style-name="P6"/>
      <text:p text:style-name="P11">- <text:s/><text:span text:style-name="T3"><text:s/></text:span><text:span text:style-name="T4">gestionnaire_caractere_avec_option</text:span></text:p>
      <text:p text:style-name="P11"><text:tab/>- envoyer_caracter<text:span text:style-name="T5">e</text:span>_impression</text:p>
      <text:p text:style-name="P11"><text:tab/><text:tab/>- imprimer_caractere_<text:span text:style-name="T5">sans</text:span>_flag</text:p>
      <text:p text:style-name="P11"><text:tab/><text:tab/>- imprimer_caractere_avec_espace</text:p>
      <text:p text:style-name="P11"/>
      <text:p text:style-name="P11"/>
      <text:p text:style-name="P6">Coordination de la gestion des option de %s:</text:p>
      <text:p text:style-name="P3"/>
      <text:p text:style-name="P9">- <text:span text:style-name="T5">gestionnaire_chaine_avec_option</text:span></text:p>
      <text:p text:style-name="P9"><text:tab/>- imprimer_chaine_avec_espace</text:p>
      <text:p text:style-name="P9"><text:tab/>- imprimer_chaine_avec_minus_precision_et_espace</text:p>
      <text:p text:style-name="P9"><text:tab/>- imprimer_chaine_avec_precision_et_espa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Coordination de la gestion des option de %<text:span text:style-name="T5">p</text:span>:</text:p>
      <text:p text:style-name="P7"/>
      <text:p text:style-name="P9">- <text:span text:style-name="T5">gestionnaire_adresse_avec_option</text:span></text:p>
      <text:p text:style-name="P9"><text:tab/>- imprimer_adresse_avec_largeur_de_champs</text:p>
      <text:p text:style-name="P7"/>
      <text:p text:style-name="P7"/>
      <text:p text:style-name="P7"/>
      <text:p text:style-name="P7"/>
      <text:p text:style-name="P13">Modification prévue:</text:p>
      <text:p text:style-name="P12">vérification de la partie obligatoire (print_adress..)</text:p>
      <text:p text:style-name="P5">Coordination initialisation de structure: </text:p>
      <text:p text:style-name="P2"/>
      <text:p text:style-name="P8">- <text:span text:style-name="T5">coordination_initialisation_structure</text:span></text:p>
      <text:p text:style-name="P8"><text:tab/>- <text:span text:style-name="T5">initialisation_par_default_structure</text:span></text:p>
      <text:p text:style-name="P8"><text:tab/>- recherche_specificateur</text:p>
      <text:p text:style-name="P8"><text:tab/>- <text:span text:style-name="T5">recherche</text:span>_drapeaux</text:p>
      <text:p text:style-name="P8"><text:tab/>- <text:span text:style-name="T5">recherche_valeur_espace_precision</text:span></text:p>
      <text:p text:style-name="P8"><text:tab/><text:tab/>- compter_pourcent_jusquau_specifi<text:span text:style-name="T6">cat</text:span>eur</text:p>
      <text:p text:style-name="P8"><text:tab/><text:tab/>- <text:span text:style-name="T5">recuperation_taille_champs</text:span></text:p>
      <text:p text:style-name="P8"><text:tab/><text:tab/>- compter_point_jusquau_specifi<text:span text:style-name="T6">cat</text:span>eur</text:p>
      <text:p text:style-name="P8"><text:tab/><text:tab/>- <text:span text:style-name="T5">recuperation_taille_precision</text:span></text:p>
      <text:p text:style-name="P2"><text:tab/><text:span text:style-name="T1">- </text:span><text:span text:style-name="T2">coordination_distribution_sommaire</text:span><text:span text:style-name="T1">...</text:span></text:p>
      <text:p text:style-name="P2"/>
      <text:p text:style-name="P5">Coordination de distribution sommaire:</text:p>
      <text:p text:style-name="P2"/>
      <text:p text:style-name="P8">- <text:span text:style-name="T5">coordination_distribution_sommaire</text:span></text:p>
      <text:p text:style-name="P8"><text:tab/>- <text:span text:style-name="T5">gestionnaire_caractere_avec_option</text:span>…</text:p>
      <text:p text:style-name="P8"><text:tab/>- <text:span text:style-name="T5">gestionnaire_chaine_avec_option</text:span>...</text:p>
      <text:p text:style-name="P8"><text:tab/>- <text:span text:style-name="T5">gestionnaire_adresse_avec_option</text:span></text:p>
      <text:p text:style-name="P8"><text:tab/>- <text:span text:style-name="T5">gestionnaire_entier_signe_avec_option</text:span></text:p>
      <text:p text:style-name="P8"><text:tab/>- <text:span text:style-name="T5">gestionnaire_entier_non_signe_avec_option</text:span></text:p>
      <text:p text:style-name="P8"><text:tab/>- <text:span text:style-name="T5">gestionnaire_hexa_minuscule_avec_option</text:span></text:p>
      <text:p text:style-name="P8"><text:tab/>- <text:span text:style-name="T5">gestionnaire_hexa_majuscule_avec_option</text:span></text:p>
      <text:p text:style-name="P2"/>
      <text:p text:style-name="P5">Coordination de la gestion des option de %c:</text:p>
      <text:p text:style-name="P5"/>
      <text:p text:style-name="P10">- <text:s/><text:span text:style-name="T3"><text:s/></text:span><text:span text:style-name="T4">gestionnaire_caractere_avec_option</text:span></text:p>
      <text:p text:style-name="P10"><text:tab/>- envoyer_caracter<text:span text:style-name="T5">e</text:span>_impression</text:p>
      <text:p text:style-name="P10"><text:tab/><text:tab/>- imprimer_caractere_<text:span text:style-name="T5">sans</text:span>_flag</text:p>
      <text:p text:style-name="P10"><text:tab/><text:tab/>- imprimer_caractere_avec_espace</text:p>
      <text:p text:style-name="P10"/>
      <text:p text:style-name="P10"/>
      <text:p text:style-name="P5">Coordination de la gestion des option de %s:</text:p>
      <text:p text:style-name="P2"/>
      <text:p text:style-name="P8">- <text:span text:style-name="T5">gestionnaire_chaine_avec_option</text:span></text:p>
      <text:p text:style-name="P8"><text:tab/>- imprimer_chaine_avec_espace</text:p>
      <text:p text:style-name="P8"><text:soft-page-break/><text:tab/>- imprimer_chaine_avec_minus_precision_et_espace</text:p>
      <text:p text:style-name="P8"><text:tab/>- imprimer_chaine_avec_precision_et_espace</text:p>
      <text:p text:style-name="P8"/>
      <text:p text:style-name="P8"/>
      <text:p text:style-name="P5"/>
      <text:p text:style-name="P5"/>
      <text:p text:style-name="P5">Coordination de la gestion des option de %<text:span text:style-name="T5">p</text:span>:</text:p>
      <text:p text:style-name="P5"/>
      <text:p text:style-name="P5">Coordination de la gestion des option de %<text:span text:style-name="T5">d</text:span>:</text:p>
      <text:p text:style-name="P5"/>
      <text:p text:style-name="P5">Coordination de la gestion des option de %<text:span text:style-name="T5">i</text:span>:</text:p>
      <text:p text:style-name="P5"/>
      <text:p text:style-name="P5">Coordination de la gestion des option de %<text:span text:style-name="T5">u</text:span>:</text:p>
      <text:p text:style-name="P5"/>
      <text:p text:style-name="P5">Coordination de la gestion des option de %<text:span text:style-name="T5">x</text:span>:</text:p>
      <text:p text:style-name="P5"/>
      <text:p text:style-name="P5">Coordination de la gestion des option de %<text:span text:style-name="T5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07T19:58:02.728967219</dc:date>
    <meta:editing-duration>PT5H30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3" meta:paragraph-count="71" meta:word-count="216" meta:character-count="2538" meta:non-whitespace-character-count="2326"/>
  </office:meta>
</office:document-meta>
</file>